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04e719" officeooo:paragraph-rsid="009bcd52"/>
    </style:style>
    <style:style style:name="P2" style:family="paragraph" style:parent-style-name="Standard">
      <style:text-properties officeooo:rsid="00067d64" officeooo:paragraph-rsid="00067d64"/>
    </style:style>
    <style:style style:name="P3" style:family="paragraph" style:parent-style-name="Standard">
      <style:text-properties officeooo:rsid="00076b46" officeooo:paragraph-rsid="00076b46"/>
    </style:style>
    <style:style style:name="P4" style:family="paragraph" style:parent-style-name="Standard">
      <style:text-properties officeooo:rsid="0007bd8a" officeooo:paragraph-rsid="003fe4e1"/>
    </style:style>
    <style:style style:name="P5" style:family="paragraph" style:parent-style-name="Standard">
      <style:text-properties officeooo:rsid="000dce05" officeooo:paragraph-rsid="000dce05"/>
    </style:style>
    <style:style style:name="P6" style:family="paragraph" style:parent-style-name="Standard">
      <style:text-properties officeooo:rsid="000f7fe1" officeooo:paragraph-rsid="000f7fe1"/>
    </style:style>
    <style:style style:name="P7" style:family="paragraph" style:parent-style-name="Standard">
      <style:text-properties fo:font-style="italic" officeooo:rsid="007e1e0a" officeooo:paragraph-rsid="008dccba" style:font-style-asian="italic" style:font-style-complex="italic"/>
    </style:style>
    <style:style style:name="P8" style:family="paragraph" style:parent-style-name="Standard">
      <style:text-properties officeooo:rsid="00893b00" officeooo:paragraph-rsid="008dccba"/>
    </style:style>
    <style:style style:name="P9" style:family="paragraph" style:parent-style-name="Text_20_body">
      <style:text-properties officeooo:rsid="003fe4e1" officeooo:paragraph-rsid="003fe4e1"/>
    </style:style>
    <style:style style:name="P10" style:family="paragraph" style:parent-style-name="Text_20_body">
      <style:text-properties officeooo:rsid="00436af7" officeooo:paragraph-rsid="00d345a1"/>
    </style:style>
    <style:style style:name="P11" style:family="paragraph" style:parent-style-name="Text_20_body">
      <style:text-properties officeooo:rsid="004ddbc9" officeooo:paragraph-rsid="00ac9ea4"/>
    </style:style>
    <style:style style:name="P12" style:family="paragraph" style:parent-style-name="Text_20_body">
      <style:text-properties officeooo:rsid="00547f07" officeooo:paragraph-rsid="00d5d029"/>
    </style:style>
    <style:style style:name="P13" style:family="paragraph" style:parent-style-name="Text_20_body">
      <style:text-properties officeooo:rsid="00547f07" officeooo:paragraph-rsid="00de6004"/>
    </style:style>
    <style:style style:name="P14" style:family="paragraph" style:parent-style-name="Text_20_body">
      <style:text-properties officeooo:rsid="00547f07" officeooo:paragraph-rsid="00f1bc4b"/>
    </style:style>
    <style:style style:name="P15" style:family="paragraph" style:parent-style-name="Text_20_body">
      <style:text-properties officeooo:rsid="005c8ed0" officeooo:paragraph-rsid="00d345a1"/>
    </style:style>
    <style:style style:name="P16" style:family="paragraph" style:parent-style-name="Text_20_body">
      <style:text-properties officeooo:rsid="005c8ed0" officeooo:paragraph-rsid="00fa5320"/>
    </style:style>
    <style:style style:name="P17" style:family="paragraph" style:parent-style-name="Text_20_body">
      <style:text-properties fo:font-style="italic" officeooo:rsid="00604808" officeooo:paragraph-rsid="00d345a1" style:font-style-asian="italic" style:font-style-complex="italic"/>
    </style:style>
    <style:style style:name="P18" style:family="paragraph" style:parent-style-name="Text_20_body">
      <style:text-properties fo:font-style="italic" officeooo:rsid="005533c8" officeooo:paragraph-rsid="00de6004" style:font-style-asian="italic" style:font-style-complex="italic"/>
    </style:style>
    <style:style style:name="P19" style:family="paragraph" style:parent-style-name="Text_20_body">
      <style:text-properties fo:font-style="italic" officeooo:rsid="010aa6c2" officeooo:paragraph-rsid="010aa6c2" style:font-style-asian="italic" style:font-style-complex="italic"/>
    </style:style>
    <style:style style:name="P20" style:family="paragraph" style:parent-style-name="Text_20_body">
      <style:text-properties fo:font-style="italic" officeooo:rsid="01103609" officeooo:paragraph-rsid="01103609" style:font-style-asian="italic" style:font-style-complex="italic"/>
    </style:style>
    <style:style style:name="P21" style:family="paragraph" style:parent-style-name="Text_20_body">
      <style:text-properties fo:font-style="normal" officeooo:rsid="007a5d4b" officeooo:paragraph-rsid="008dccba" style:font-style-asian="normal" style:font-style-complex="normal"/>
    </style:style>
    <style:style style:name="P22" style:family="paragraph" style:parent-style-name="Text_20_body">
      <style:text-properties officeooo:rsid="00ca18d9" officeooo:paragraph-rsid="00ca18d9"/>
    </style:style>
    <style:style style:name="P23" style:family="paragraph" style:parent-style-name="Text_20_body">
      <style:text-properties officeooo:rsid="002890dd" officeooo:paragraph-rsid="00ab3c19"/>
    </style:style>
    <style:style style:name="P24" style:family="paragraph" style:parent-style-name="Text_20_body">
      <style:text-properties officeooo:rsid="005e4a5a" officeooo:paragraph-rsid="00fc39a2"/>
    </style:style>
    <style:style style:name="P25" style:family="paragraph" style:parent-style-name="Text_20_body">
      <style:text-properties officeooo:rsid="004a8d4e" officeooo:paragraph-rsid="0109fbf6"/>
    </style:style>
    <style:style style:name="P26" style:family="paragraph" style:parent-style-name="Text_20_body">
      <style:text-properties officeooo:rsid="00c5f85f" officeooo:paragraph-rsid="00c5f85f"/>
    </style:style>
    <style:style style:name="P27" style:family="paragraph" style:parent-style-name="Standard">
      <style:text-properties officeooo:rsid="00e7806c" officeooo:paragraph-rsid="0122134c"/>
    </style:style>
    <style:style style:name="P28" style:family="paragraph" style:parent-style-name="Standard">
      <style:text-properties officeooo:rsid="00e7806c" officeooo:paragraph-rsid="012e4313"/>
    </style:style>
    <style:style style:name="P29" style:family="paragraph" style:parent-style-name="Standard">
      <style:text-properties officeooo:rsid="012474c9" officeooo:paragraph-rsid="012e4313"/>
    </style:style>
    <style:style style:name="P30" style:family="paragraph" style:parent-style-name="Standard">
      <style:text-properties officeooo:rsid="0092683e" officeooo:paragraph-rsid="0130809f"/>
    </style:style>
    <style:style style:name="P31" style:family="paragraph" style:parent-style-name="Standard">
      <style:text-properties officeooo:rsid="0004e719" officeooo:paragraph-rsid="012e4313"/>
    </style:style>
    <style:style style:name="P32" style:family="paragraph" style:parent-style-name="Heading_20_1">
      <style:text-properties officeooo:paragraph-rsid="008dccba"/>
    </style:style>
    <style:style style:name="P33" style:family="paragraph" style:parent-style-name="Heading_20_2">
      <style:text-properties officeooo:paragraph-rsid="00d345a1"/>
    </style:style>
    <style:style style:name="T1" style:family="text">
      <style:text-properties officeooo:rsid="0005cf79"/>
    </style:style>
    <style:style style:name="T2" style:family="text">
      <style:text-properties officeooo:rsid="0007bd8a"/>
    </style:style>
    <style:style style:name="T3" style:family="text">
      <style:text-properties officeooo:rsid="000ecf6c"/>
    </style:style>
    <style:style style:name="T4" style:family="text">
      <style:text-properties officeooo:rsid="0011716c"/>
    </style:style>
    <style:style style:name="T5" style:family="text">
      <style:text-properties officeooo:rsid="001aac72"/>
    </style:style>
    <style:style style:name="T6" style:family="text">
      <style:text-properties officeooo:rsid="0046f360"/>
    </style:style>
    <style:style style:name="T7" style:family="text">
      <style:text-properties officeooo:rsid="004d42bd"/>
    </style:style>
    <style:style style:name="T8" style:family="text">
      <style:text-properties fo:font-style="italic" officeooo:rsid="004f1a48" style:font-style-asian="italic" style:font-style-complex="italic"/>
    </style:style>
    <style:style style:name="T9" style:family="text">
      <style:text-properties fo:font-style="italic" officeooo:rsid="00c42a0e" style:font-style-asian="italic" style:font-style-complex="italic"/>
    </style:style>
    <style:style style:name="T10" style:family="text">
      <style:text-properties fo:font-style="italic" officeooo:rsid="005533c8" style:font-style-asian="italic" style:font-style-complex="italic"/>
    </style:style>
    <style:style style:name="T11" style:family="text">
      <style:text-properties fo:font-style="italic" officeooo:rsid="00de6004" style:font-style-asian="italic" style:font-style-complex="italic"/>
    </style:style>
    <style:style style:name="T12" style:family="text">
      <style:text-properties fo:font-style="italic" officeooo:rsid="011e1fcf" style:font-style-asian="italic" style:font-style-complex="italic"/>
    </style:style>
    <style:style style:name="T13" style:family="text">
      <style:text-properties officeooo:rsid="00515019"/>
    </style:style>
    <style:style style:name="T14" style:family="text">
      <style:text-properties officeooo:rsid="00523751"/>
    </style:style>
    <style:style style:name="T15" style:family="text">
      <style:text-properties officeooo:rsid="00547f07"/>
    </style:style>
    <style:style style:name="T16" style:family="text">
      <style:text-properties officeooo:rsid="005533c8"/>
    </style:style>
    <style:style style:name="T17" style:family="text">
      <style:text-properties officeooo:rsid="00615657"/>
    </style:style>
    <style:style style:name="T18" style:family="text">
      <style:text-properties officeooo:rsid="006f7e00"/>
    </style:style>
    <style:style style:name="T19" style:family="text">
      <style:text-properties officeooo:rsid="006f8462"/>
    </style:style>
    <style:style style:name="T20" style:family="text">
      <style:text-properties officeooo:rsid="00753e71"/>
    </style:style>
    <style:style style:name="T21" style:family="text">
      <style:text-properties officeooo:rsid="007e1e0a"/>
    </style:style>
    <style:style style:name="T22" style:family="text">
      <style:text-properties officeooo:rsid="008af501"/>
    </style:style>
    <style:style style:name="T23" style:family="text">
      <style:text-properties officeooo:rsid="008bf60f"/>
    </style:style>
    <style:style style:name="T24" style:family="text">
      <style:text-properties officeooo:rsid="00b193b6"/>
    </style:style>
    <style:style style:name="T25" style:family="text">
      <style:text-properties officeooo:rsid="00b261a8"/>
    </style:style>
    <style:style style:name="T26" style:family="text">
      <style:text-properties officeooo:rsid="00b5a40c"/>
    </style:style>
    <style:style style:name="T27" style:family="text">
      <style:text-properties officeooo:rsid="00b77ec9"/>
    </style:style>
    <style:style style:name="T28" style:family="text">
      <style:text-properties officeooo:rsid="00b8b76e"/>
    </style:style>
    <style:style style:name="T29" style:family="text">
      <style:text-properties officeooo:rsid="00ba8f61"/>
    </style:style>
    <style:style style:name="T30" style:family="text">
      <style:text-properties officeooo:rsid="00c2339a"/>
    </style:style>
    <style:style style:name="T31" style:family="text">
      <style:text-properties officeooo:rsid="00c4bb9a"/>
    </style:style>
    <style:style style:name="T32" style:family="text">
      <style:text-properties officeooo:rsid="00c658e5"/>
    </style:style>
    <style:style style:name="T33" style:family="text">
      <style:text-properties officeooo:rsid="00c9efaa"/>
    </style:style>
    <style:style style:name="T34" style:family="text">
      <style:text-properties officeooo:rsid="00cc0801"/>
    </style:style>
    <style:style style:name="T35" style:family="text">
      <style:text-properties officeooo:rsid="00eba5b9"/>
    </style:style>
    <style:style style:name="T36" style:family="text">
      <style:text-properties officeooo:rsid="00ecbdc4"/>
    </style:style>
    <style:style style:name="T37" style:family="text">
      <style:text-properties officeooo:rsid="0105bc0c"/>
    </style:style>
    <style:style style:name="T38" style:family="text">
      <style:text-properties officeooo:rsid="010642c7"/>
    </style:style>
    <style:style style:name="T39" style:family="text">
      <style:text-properties officeooo:rsid="010693f5"/>
    </style:style>
    <style:style style:name="T40" style:family="text">
      <style:text-properties officeooo:rsid="0109fbf6"/>
    </style:style>
    <style:style style:name="T41" style:family="text">
      <style:text-properties officeooo:rsid="010afa9b"/>
    </style:style>
    <style:style style:name="T42" style:family="text">
      <style:text-properties officeooo:rsid="010ca0d4"/>
    </style:style>
    <style:style style:name="T43" style:family="text">
      <style:text-properties officeooo:rsid="01120edf"/>
    </style:style>
    <style:style style:name="T44" style:family="text">
      <style:text-properties officeooo:rsid="01123a8e"/>
    </style:style>
    <style:style style:name="T45" style:family="text">
      <style:text-properties officeooo:rsid="011eedf8"/>
    </style:style>
    <style:style style:name="T46" style:family="text">
      <style:text-properties officeooo:rsid="0122134c"/>
    </style:style>
    <style:style style:name="T47" style:family="text">
      <style:text-properties officeooo:rsid="01252f77"/>
    </style:style>
    <style:style style:name="T48" style:family="text">
      <style:text-properties officeooo:rsid="01302ce8"/>
    </style:style>
    <style:style style:name="T49" style:family="text">
      <style:text-properties officeooo:rsid="01331fd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ausalität der <text:span text:style-name="T2">Machtw</text:span>irkung im <text:span text:style-name="T13">nichtlinearen </text:span>System</text:p>
      <text:h text:style-name="Heading_20_1" text:outline-level="1">Einleitung</text:h>
      <text:p text:style-name="P1">Wir können eine Wirklichkeit im wesentlichen in <text:span text:style-name="T28">drei</text:span> zusammenhängende Einzelteile einteilen. Der <text:span text:style-name="T29">Machtwirkung</text:span>, <text:span text:style-name="T1">der </text:span>Kausalität <text:span text:style-name="T1">als Abfolge von Machtwirkungen</text:span> und <text:span text:style-name="T14">eines nichtlinearen</text:span> Systems in welchem <text:span text:style-name="T1">all </text:span>dies geschieht.</text:p>
      <text:h text:style-name="Heading_20_1" text:outline-level="1">Die Wirkung</text:h>
      <text:p text:style-name="P22">Ist eine machttragende Beziehung zwischen genau <text:span text:style-name="T34">einer</text:span> und mindestens <text:span text:style-name="T34">einer Information</text:span>. <text:span text:style-name="T6">Sie überträgt Macht direkt an eine bestimmte Teilmenge des Gesamtsystems.</text:span></text:p>
      <text:p text:style-name="P23">Ich unterscheide zwei Wirktypen.</text:p>
      <text:h text:style-name="Heading_20_2" text:outline-level="2">Die stetige Wirkung</text:h>
      <text:p text:style-name="P25">Trägt <text:span text:style-name="T7">dauerhaft</text:span> Macht an eine <text:span text:style-name="T31">bestimmte </text:span>Teilmenge des Gesamtsystem<text:span text:style-name="T30">s</text:span>. <text:span text:style-name="T40">Sie muss in allen Beziehungen wirken womit die Macht immer weiter fragmentiert wird es sei denn, es handelt sich um ein System von nur einer Beziehung. Die Entropie eines Systems nimmt bei fortschreitender Kausalität zu.</text:span></text:p>
      <text:h text:style-name="Heading_20_2" text:outline-level="2">Die unstetige Wirkung</text:h>
      <text:p text:style-name="P11">Trägt zyklisch oder einmalig Macht an eine bestimmte Teilmenge des Gesamtsystem.</text:p>
      <text:p text:style-name="P11"><text:span text:style-name="T8">Ein verklumpen von Macht </text:span><text:span text:style-name="T9">also Information</text:span><text:span text:style-name="T8"> kann vermutlich nur durch eine unstetige Wirkung erreicht werden.</text:span></text:p>
      <text:h text:style-name="Heading_20_2" text:outline-level="2">Die virtuelle Wirkung</text:h>
      <text:p text:style-name="P26">Wird virtuelle Macht gewirkt, so ist dies eine virtuelle Wirkung. Eine virtuelle Wirkung kann keine reele Macht <text:span text:style-name="T32">tragen, jedoch als Katalysator einer reelen Wirkung dienen. Die virtuelle Wirkung erlaubt durch Bildung sogenannter Synergien eine defragmentierung der reelen Macht.</text:span></text:p>
      <text:p text:style-name="P19">Solche Synergien kann man sehr gut im Finanzwesen begutachten. Ein weiters heißes Beispiel wäre die Demokratie. Beide einschließlich des Kommunismus und anderer Synergieansätze erledigen ihre Aufgabe bis jetzt eher schlecht <text:span text:style-name="T41">als recht</text:span>. Im Kapitalismus beobachten wir gerade ein Phänomen in dem instabile Synergien zerbrechen <text:span text:style-name="T42">und</text:span> <text:span text:style-name="T42">man versucht diese zu stabilisieren indem man einen Instabilitätsfaktor einbringt. Ob diese Strategie wohl aufgeht?</text:span></text:p>
      <text:p text:style-name="P19"/>
      <text:p text:style-name="P20">Das wohl imposanteste Beispiel finden wir aber an uns selbst. Wir können der Entropie über 100 unserer Jahre trotzen <text:span text:style-name="T43">während wir einen sehr aktiven Stoffwechsel betreiben</text:span> und bauen dabei unser ganzes Leben Komplexität auf welche von unserer Umgebung, unserem Wollen und <text:span text:style-name="T44">unserem </text:span>Handeln geformt wird.</text:p>
      <text:h text:style-name="Heading_20_1" text:outline-level="1"><text:soft-page-break/>Die Macht</text:h>
      <text:p text:style-name="P9">Die Macht is die Qua<text:span text:style-name="T33">n</text:span>tität einer Wirkung.</text:p>
      <text:h text:style-name="Heading_20_2" text:outline-level="2"><text:span text:style-name="T27">Reele</text:span> Macht</text:h>
      <text:p text:style-name="P10"><text:span text:style-name="T18">Ist jene Menge an Informationsänderungen welche von der Wirkung getragen wurde</text:span>.</text:p>
      <text:h text:style-name="P33" text:outline-level="2"><text:span text:style-name="T24">Virtuelle</text:span> Macht</text:h>
      <text:p text:style-name="P15"><text:span text:style-name="T25">Virtuelle</text:span> Macht ist <text:span text:style-name="T20">jene</text:span> Menge an Informationsänderungen welche nicht <text:span text:style-name="T19">von der Wirkung getragen aber von deren reelen Macht verursacht wurde.</text:span></text:p>
      <text:p text:style-name="P15"/>
      <text:p text:style-name="P24">Indirekte Macht kann nur perspektivisch erfasst werden da sie immer eine direkte Machtwirkung als Ursache braucht und auch nur durch ein Auslösen reeler Machtwirkung sichtbar wird. Daher wenn sich die virtuellen Machtwirkungen also die Umgebung unterscheiden und in betrachtetem Aspekt keine Synchronisation durch reele Machtwirkung erfolgt entsteht der Effekt der Unbestimmtheit nach Heisenberg.</text:p>
      <text:p text:style-name="P16"/>
      <text:p text:style-name="P17">Das für den Menschen wohl wesentlichste Beispiel indirekter Machtwirkung <text:span text:style-name="T17">ist Dienstleistung. Man bewirkt, dass ein Haus entsteht ohne die Bauteile zu bewegen. Die eigentliche Wirkung beschränkt sich in der heutigen Welt auf die Weitergabe von Geld welches eine „geringe“ reele jedoch eine unbeschränkt große virtuelle Machtverklumpung ist. Das entstehen des Hauses ist reine indirekte Machtwirkung. Wir erinnern uns, Macht ist Informationsänderung. Zahlen haben die Geldtasche oder das Konto gewechselt. Auch wissen wir erst wie das Haus aussieht, wenn wir im Prozess reel gewirkt haben, ansonsten bleibt das Aussehen der Immobilie unbestimmt. Natürlich kann heute reele Information mit Abstrichen aber für gewisse Zwecke hinreichend in virtuelle Information verpackt werden. Der Auftragsnehmer wird uns spätestens nach der Fertigstellung ein Foto schicken. Alles was nicht direkt auf den Fotosensor gewirkt hat bleibt jedoch weiterhin unbestimmt.</text:span></text:p>
      <text:h text:style-name="Heading_20_2" text:outline-level="2">Verklumpte Macht/<text:span text:style-name="T15">Information</text:span></text:h>
      <text:p text:style-name="P14">Wenn eine unstetige Wirkung eine Verklumpung von <text:span text:style-name="T26">reeler und/oder virtueller</text:span> Macht verursacht entsteht Information. <text:span text:style-name="T16">Information kann sowohl Quantität aus reeler als auch Komplexität aus „additiver“ virtueller Macht auf- oder abbauen, je nachdem ob sie Macht absorbiert oder emittiert.</text:span></text:p>
      <text:p text:style-name="P12"/>
      <text:p text:style-name="P18">Solche Klumpen können Teils gigantische und/oder komplexe Strukturen bilden.</text:p>
      <text:p text:style-name="P13"><text:span text:style-name="T11">Die Sonne ist als eine der massereichsten, </text:span><text:span text:style-name="T12">ein</text:span><text:span text:style-name="T10"> Mensch ist als eine der komplexesten beobachtbaren Infromationen bekannt.</text:span></text:p>
      <text:h text:style-name="Heading_20_1" text:outline-level="1"><text:span text:style-name="T5">Das </text:span>System</text:h>
      <text:p text:style-name="P2"><text:span text:style-name="T45">Es</text:span> ist schlicht als ein Wirkmedium zu betrachten, dh. ein Medium in welchem Wirkungen stattfinden können.</text:p>
      <text:p text:style-name="P2"/>
      <text:p text:style-name="P3"><text:soft-page-break/><text:span text:style-name="T37">Ich</text:span> unterscheid<text:span text:style-name="T38">e</text:span> zwei Systemausprägungen.</text:p>
      <text:h text:style-name="Heading_20_2" text:outline-level="2">Das stetige System</text:h>
      <text:p text:style-name="P4">In <text:span text:style-name="T4">diesem System kann direkt</text:span> nur stetig <text:span text:style-name="T38">gewirkt werden</text:span>.</text:p>
      <text:h text:style-name="Heading_20_2" text:outline-level="2">Das unstetige System</text:h>
      <text:p text:style-name="P5">Hier sind keine stetigen Wirkungen möglich. Man kann sie über math. Integration beliebig genau unter Einsatz von <text:span text:style-name="T3">iterativem Aufwand</text:span> annähern.</text:p>
      <text:p text:style-name="P5"/>
      <text:p text:style-name="P6">Im unstetigen System können nur <text:span text:style-name="T39">Informationen</text:span> existieren.</text:p>
      <text:p text:style-name="P6"/>
      <text:p text:style-name="P8">Das unstetige System kann heute nur als Abstraktion <text:span text:style-name="T22">eines</text:span> stetigen Systems <text:span text:style-name="T23">beobachtet werden.</text:span></text:p>
      <text:h text:style-name="P32" text:outline-level="1">Die Kausalität</text:h>
      <text:p text:style-name="P21">Sie ist <text:span text:style-name="T21">eine Menge an sich verzweigenden Abfolgen aufeinanderfolgender oder im stetigen Fall sich parallel entwickelnder direkter Machtwirkungen zu betrachten. Je nach Beschaffenheit des Systems kann die Kausalität im Rahmen der Möglichkeiten und Betrachtung mehrdimensional komplex sein.</text:span></text:p>
      <text:p text:style-name="P21"/>
      <text:p text:style-name="P7">Im unstetigen System ist ein Graph die Darstellungsmethode der Wahl.</text:p>
      <text:p text:style-name="P6"/>
      <text:h text:style-name="Heading_20_1" text:outline-level="1">Schlussworte</text:h>
      <text:p text:style-name="P30">Auch wenn Wirkung und Macht hier getrennt behandelt werden sollte es doch zu jedem Zeitpunkt klar sein, dass es sich um ein einheitliches Phänomen handelt welches aus zwei Perspektiven <text:span text:style-name="T49">betrachtet</text:span> wird. </text:p>
      <text:p text:style-name="P31"/>
      <text:p text:style-name="P28">Dieser Text behandelt auch eine virtuelle Wirklichkeit als Abstraktion einer reelen Wirklichkeit. Dies ist <text:span text:style-name="T35">zum einfachen Verständniss </text:span>nur aus einer Ebene betrachtet. <text:span text:style-name="T36">Es gilt</text:span> Abstraktion <text:span text:style-name="T36">kann</text:span> abstrahiert werden, <text:span text:style-name="T46">wobei nur ein stetiges System gequantelt(unstetig abstrahiert) werden kann. Ein unstetiges kann jedoch nicht die Basis eines stetigen Systems bilden. Sehr wohl jedoch jene eines unstetigen.</text:span></text:p>
      <text:p text:style-name="P28"/>
      <text:p text:style-name="P29">Beobachten lässt sich ein an der Basis stetiges System welc<text:span text:style-name="T47">hes mehrfach jedoch ohne absolute Grenzen unstetig abstrahiert ist. Vielmehr kann man in der Diversität der unstetigen Abstraktionen wie wir sie vor allem im belebten System antreffen Komplexität erke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AT"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writing-mode="pag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master-page-name="">
      <style:paragraph-properties fo:text-align="center" style:justify-single-word="false" style:page-number="auto" style:writing-mode="page"/>
      <style:text-properties fo:font-size="20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writing-mode="pag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font-size="10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8:19:36.785173237</meta:creation-date>
    <dc:date>2017-06-22T23:20:08.335014643</dc:date>
    <meta:editing-duration>PT2H56M20S</meta:editing-duration>
    <meta:editing-cycles>258</meta:editing-cycles>
    <meta:generator>LibreOffice/5.3.3.2$Linux_X86_64 LibreOffice_project/30m0$Build-2</meta:generator>
    <meta:document-statistic meta:table-count="0" meta:image-count="0" meta:object-count="0" meta:page-count="3" meta:paragraph-count="43" meta:word-count="843" meta:character-count="6003" meta:non-whitespace-character-count="5216"/>
  </office:meta>
</office:document-meta>
</file>